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icrosoft Sans Serif" svg:font-family="Microsoft Sans Serif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 fo:margin-left="0.125in">
        <style:tab-stops/>
      </style:paragraph-properties>
      <style:text-properties style:font-name="Microsoft Sans Serif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size="14pt" style:font-size-asian="14pt" style:font-size-complex="14pt"/>
    </style:style>
    <style:style style:name="P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size="14pt" style:font-size-asian="14pt" style:font-size-complex="14pt"/>
    </style:style>
    <style:style style:name="P4" style:parent-style-name="Standard" style:family="paragraph">
      <style:paragraph-properties fo:text-align="center" fo:line-height="150%" fo:margin-left="0.125in">
        <style:tab-stops/>
      </style:paragraph-properties>
      <style:text-properties style:font-name="Microsoft Sans Serif" fo:font-size="14pt" style:font-size-asian="14pt" style:font-size-complex="14pt"/>
    </style:style>
    <style:style style:name="P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7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10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11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12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1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4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1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6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17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8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19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0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2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2" style:parent-style-name="Standard" style:family="paragraph">
      <style:paragraph-properties fo:text-align="justify" fo:line-height="150%" fo:margin-left="0.125in">
        <style:tab-stops/>
      </style:paragraph-properties>
    </style:style>
    <style:style style:name="T23" style:parent-style-name="DefaultParagraphFont" style:family="text">
      <style:text-properties style:font-name="Microsoft Sans Serif" fo:font-weight="bold" style:font-weight-asian="bold"/>
    </style:style>
    <style:style style:name="T24" style:parent-style-name="DefaultParagraphFont" style:family="text">
      <style:text-properties style:font-name="Microsoft Sans Serif"/>
    </style:style>
    <style:style style:name="T25" style:parent-style-name="DefaultParagraphFont" style:family="text">
      <style:text-properties style:font-name="Microsoft Sans Serif"/>
    </style:style>
    <style:style style:name="T26" style:parent-style-name="DefaultParagraphFont" style:family="text">
      <style:text-properties style:font-name="Microsoft Sans Serif"/>
    </style:style>
    <style:style style:name="P27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9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0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/>
    </style:style>
    <style:style style:name="P3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6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7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9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0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" style:parent-style-name="Standard" style:family="paragraph">
      <style:paragraph-properties fo:text-align="justify" fo:line-height="150%" fo:margin-left="0.125in">
        <style:tab-stops/>
      </style:paragraph-properties>
    </style:style>
    <style:style style:name="T46" style:parent-style-name="DefaultParagraphFont" style:family="text">
      <style:text-properties style:font-name="Microsoft Sans Serif" fo:font-weight="bold" style:font-weight-asian="bold"/>
    </style:style>
    <style:style style:name="T47" style:parent-style-name="DefaultParagraphFont" style:family="text">
      <style:text-properties style:font-name="Microsoft Sans Serif"/>
    </style:style>
    <style:style style:name="P4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9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/>
    </style:style>
    <style:style style:name="P50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7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9" style:parent-style-name="Standard" style:family="paragraph">
      <style:paragraph-properties fo:text-align="justify" fo:line-height="150%" fo:margin-left="0.125in">
        <style:tab-stops/>
      </style:paragraph-properties>
    </style:style>
    <style:style style:name="T60" style:parent-style-name="DefaultParagraphFont" style:family="text">
      <style:text-properties style:font-name="Microsoft Sans Serif" fo:font-weight="bold" style:font-weight-asian="bold"/>
    </style:style>
    <style:style style:name="T61" style:parent-style-name="DefaultParagraphFont" style:family="text">
      <style:text-properties style:font-name="Microsoft Sans Serif"/>
    </style:style>
    <style:style style:name="P62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63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6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65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66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67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6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69" style:parent-style-name="Standard" style:family="paragraph">
      <style:paragraph-properties fo:text-align="justify" fo:line-height="150%" fo:margin-left="0.125in" fo:text-indent="0in">
        <style:tab-stops/>
      </style:paragraph-properties>
      <style:text-properties style:font-name="Microsoft Sans Serif"/>
    </style:style>
    <style:style style:name="P70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7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7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/>
    </style:style>
    <style:style style:name="TableColumn74" style:family="table-column">
      <style:table-column-properties style:column-width="0.6451in" style:use-optimal-column-width="false"/>
    </style:style>
    <style:style style:name="TableColumn75" style:family="table-column">
      <style:table-column-properties style:column-width="1.6159in" style:use-optimal-column-width="false"/>
    </style:style>
    <style:style style:name="TableColumn76" style:family="table-column">
      <style:table-column-properties style:column-width="1.1305in" style:use-optimal-column-width="false"/>
    </style:style>
    <style:style style:name="TableColumn77" style:family="table-column">
      <style:table-column-properties style:column-width="1.1312in" style:use-optimal-column-width="false"/>
    </style:style>
    <style:style style:name="TableColumn78" style:family="table-column">
      <style:table-column-properties style:column-width="1.1305in" style:use-optimal-column-width="false"/>
    </style:style>
    <style:style style:name="TableColumn79" style:family="table-column">
      <style:table-column-properties style:column-width="1.1312in" style:use-optimal-column-width="false"/>
    </style:style>
    <style:style style:name="TableColumn80" style:family="table-column">
      <style:table-column-properties style:column-width="1.1319in" style:use-optimal-column-width="false"/>
    </style:style>
    <style:style style:name="Table73" style:family="table">
      <style:table-properties style:width="7.9166in" fo:margin-left="0.0312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8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94" style:family="table-cell">
      <style:table-cell-properties fo:border="0.0034in solid #000000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0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1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2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2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2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3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3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5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5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7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8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8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9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19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0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0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0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1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2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2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2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2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4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4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4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4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6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6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6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6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7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8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8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8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2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9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296" style:parent-style-name="Standard" style:family="paragraph">
      <style:paragraph-properties fo:text-align="justify" fo:line-height="150%" fo:margin-left="0.125in">
        <style:tab-stops/>
      </style:paragraph-properties>
    </style:style>
    <style:style style:name="T297" style:parent-style-name="DefaultParagraphFont" style:family="text">
      <style:text-properties style:font-name="Microsoft Sans Serif"/>
    </style:style>
    <style:style style:name="T298" style:parent-style-name="DefaultParagraphFont" style:family="text">
      <style:text-properties style:font-name="Microsoft Sans Serif" fo:font-weight="bold" style:font-weight-asian="bold"/>
    </style:style>
    <style:style style:name="T299" style:parent-style-name="DefaultParagraphFont" style:family="text">
      <style:text-properties style:font-name="Microsoft Sans Serif" fo:font-weight="bold" style:font-weight-asian="bold"/>
    </style:style>
    <style:style style:name="T300" style:parent-style-name="DefaultParagraphFont" style:family="text">
      <style:text-properties style:font-name="Microsoft Sans Serif"/>
    </style:style>
    <style:style style:name="P30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0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0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/>
    </style:style>
    <style:style style:name="TableColumn305" style:family="table-column">
      <style:table-column-properties style:column-width="1.3097in" style:use-optimal-column-width="false"/>
    </style:style>
    <style:style style:name="TableColumn306" style:family="table-column">
      <style:table-column-properties style:column-width="3.0854in" style:use-optimal-column-width="false"/>
    </style:style>
    <style:style style:name="TableColumn307" style:family="table-column">
      <style:table-column-properties style:column-width="1.6138in" style:use-optimal-column-width="false"/>
    </style:style>
    <style:style style:name="TableColumn308" style:family="table-column">
      <style:table-column-properties style:column-width="1.9076in" style:use-optimal-column-width="false"/>
    </style:style>
    <style:style style:name="Table304" style:family="table">
      <style:table-properties style:width="7.9166in" fo:margin-left="0.0312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16" style:family="table-cell">
      <style:table-cell-properties fo:border="0.0034in solid #000000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paragraph-properties fo:text-align="justify" fo:line-height="150%" fo:margin-left="0.125in">
        <style:tab-stops/>
      </style:paragraph-properties>
    </style:style>
    <style:style style:name="P329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32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342" style:family="table-row">
      <style:table-row-properties style:use-optimal-row-height="false"/>
    </style:style>
    <style:style style:name="P343" style:parent-style-name="Normal" style:family="paragraph">
      <style:paragraph-properties fo:text-align="justify" fo:line-height="150%" fo:margin-left="0.125in">
        <style:tab-stops/>
      </style:paragraph-properties>
    </style:style>
    <style:style style:name="P344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47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357" style:family="table-row">
      <style:table-row-properties style:use-optimal-row-height="false"/>
    </style:style>
    <style:style style:name="P358" style:parent-style-name="Normal" style:family="paragraph">
      <style:paragraph-properties fo:text-align="justify" fo:line-height="150%" fo:margin-left="0.125in">
        <style:tab-stops/>
      </style:paragraph-properties>
    </style:style>
    <style:style style:name="P359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62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372" style:family="table-row">
      <style:table-row-properties style:use-optimal-row-height="false"/>
    </style:style>
    <style:style style:name="P373" style:parent-style-name="Normal" style:family="paragraph">
      <style:paragraph-properties fo:text-align="justify" fo:line-height="150%" fo:margin-left="0.125in">
        <style:tab-stops/>
      </style:paragraph-properties>
    </style:style>
    <style:style style:name="P374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Cell3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77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paragraph-properties fo:text-align="justify" fo:line-height="150%" fo:margin-left="0.125in">
        <style:tab-stops/>
      </style:paragraph-properties>
    </style:style>
    <style:style style:name="P389" style:parent-style-name="Normal" style:family="paragraph">
      <style:paragraph-properties fo:text-align="justify" fo:line-height="150%" fo:margin-left="0.125in">
        <style:tab-stops/>
      </style:paragraph-properties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392" style:parent-style-name="Normal" style:family="paragraph">
      <style:paragraph-properties fo:text-align="justify" fo:line-height="150%" fo:margin-left="0.125in">
        <style:tab-stops/>
      </style:paragraph-properties>
    </style:style>
    <style:style style:name="P393" style:parent-style-name="Standard" style:family="paragraph">
      <style:paragraph-properties fo:text-align="justify" fo:line-height="150%"/>
      <style:text-properties style:font-name="Microsoft Sans Serif"/>
    </style:style>
    <style:style style:name="P39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/>
    </style:style>
    <style:style style:name="TableColumn396" style:family="table-column">
      <style:table-column-properties style:column-width="1.2701in" style:use-optimal-column-width="false"/>
    </style:style>
    <style:style style:name="TableColumn397" style:family="table-column">
      <style:table-column-properties style:column-width="3.6777in" style:use-optimal-column-width="false"/>
    </style:style>
    <style:style style:name="TableColumn398" style:family="table-column">
      <style:table-column-properties style:column-width="2.9687in" style:use-optimal-column-width="false"/>
    </style:style>
    <style:style style:name="Table395" style:family="table">
      <style:table-properties style:width="7.9166in" fo:margin-left="0.0312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04" style:family="table-cell">
      <style:table-cell-properties fo:border="0.0034in solid #000000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41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42" style:parent-style-name="Normal" style:family="paragraph">
      <style:paragraph-properties fo:break-before="page" fo:text-align="justify"/>
      <style:text-properties style:font-name="Microsoft Sans Serif"/>
    </style:style>
    <style:style style:name="P44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44" style:parent-style-name="Standard" style:family="paragraph">
      <style:paragraph-properties fo:text-align="center" fo:line-height="150%" fo:margin-left="0.125in">
        <style:tab-stops/>
      </style:paragraph-properties>
    </style:style>
    <style:style style:name="T445" style:parent-style-name="DefaultParagraphFont" style:family="text">
      <style:text-properties style:font-name="Microsoft Sans Serif" fo:font-size="14pt" style:font-size-asian="14pt" style:font-size-complex="14pt"/>
    </style:style>
    <style:style style:name="P446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47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 fo:font-weight="bold" style:font-weight-asian="bold"/>
    </style:style>
    <style:style style:name="P44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49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0" style:parent-style-name="Standard" style:family="paragraph">
      <style:paragraph-properties fo:text-align="justify" fo:line-height="150%" fo:margin-left="0.125in">
        <style:tab-stops/>
      </style:paragraph-properties>
    </style:style>
    <style:style style:name="T451" style:parent-style-name="DefaultParagraphFont" style:family="text">
      <style:text-properties style:font-name="Microsoft Sans Serif"/>
    </style:style>
    <style:style style:name="T452" style:parent-style-name="DefaultParagraphFont" style:family="text">
      <style:text-properties style:font-name="Microsoft Sans Serif" fo:font-weight="bold" style:font-weight-asian="bold"/>
    </style:style>
    <style:style style:name="P453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4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6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7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8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459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olumn461" style:family="table-column">
      <style:table-column-properties style:column-width="1.5833in" style:use-optimal-column-width="false"/>
    </style:style>
    <style:style style:name="TableColumn462" style:family="table-column">
      <style:table-column-properties style:column-width="1.5833in" style:use-optimal-column-width="false"/>
    </style:style>
    <style:style style:name="TableColumn463" style:family="table-column">
      <style:table-column-properties style:column-width="1.5833in" style:use-optimal-column-width="false"/>
    </style:style>
    <style:style style:name="TableColumn464" style:family="table-column">
      <style:table-column-properties style:column-width="1.5833in" style:use-optimal-column-width="false"/>
    </style:style>
    <style:style style:name="TableColumn465" style:family="table-column">
      <style:table-column-properties style:column-width="1.5833in" style:use-optimal-column-width="false"/>
    </style:style>
    <style:style style:name="Table460" style:family="table">
      <style:table-properties style:width="7.9166in" fo:margin-left="0.0312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2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75" style:family="table-cell">
      <style:table-cell-properties fo:border="0.0034in solid #000000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TableCell5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  <style:style style:name="P565" style:parent-style-name="Standard" style:family="paragraph">
      <style:paragraph-properties fo:text-align="justify" fo:line-height="150%" fo:margin-left="0.125in">
        <style:tab-stops/>
      </style:paragraph-properties>
      <style:text-properties style:font-name="Microsoft Sans Serif"/>
    </style:style>
  </office:automatic-styles>
  <office:body>
    <office:text text:use-soft-page-breaks="true">
      <text:p text:style-name="P1"><text:bookmark-start text:name="docs-internal-guid-f54ce1f6-7fff-31ec-1b"/><text:bookmark-end text:name="docs-internal-guid-f54ce1f6-7fff-31ec-1b"/>Assignment 1</text:p>
      <text:p text:style-name="P2"/>
      <text:p text:style-name="P3"/>
      <text:p text:style-name="P4">Question 1</text:p>
      <text:p text:style-name="P5">User Story:</text:p>
      <text:p text:style-name="P6">As a railway user, I should get an option to cancel the  tickets, so that user can cancel the ticket and get refund.</text:p>
      <text:p text:style-name="P7"><?opendocument cursor-position?></text:p>
      <text:p text:style-name="P8">Acceptance Criteria:</text:p>
      <text:list text:style-name="LFO1" text:continue-numbering="true">
        <text:list-item>
          <text:p text:style-name="P9">A new<text:s/>button with Label “Cancel Ticket” should be displayed for cancelling the ticket.</text:p>
        </text:list-item>
        <text:list-item>
          <text:p text:style-name="P10">Button should not be displayed for those tickets for which journey date is previous than current date.</text:p>
        </text:list-item>
        <text:list-item>
          <text:p text:style-name="P11">Refund amount should be calculated as follows:</text:p>
        </text:list-item>
      </text:list>
      <text:list text:style-name="LFO2" text:continue-numbering="true">
        <text:list-item>
          <text:p text:style-name="P12">If user cancels the ticket 60 days prior to journey date.</text:p>
        </text:list-item>
      </text:list>
      <text:p text:style-name="P13"><text:tab/>Refund 70% of amount</text:p>
      <text:list text:style-name="LFO3" text:continue-numbering="true">
        <text:list-item>
          <text:p text:style-name="P14">If user cancels the ticket b/n 60-30 days prior to journey date</text:p>
        </text:list-item>
      </text:list>
      <text:p text:style-name="P15"><text:tab/>Refund 50% of amount.</text:p>
      <text:list text:style-name="LFO4" text:continue-numbering="true">
        <text:list-item>
          <text:p text:style-name="P16">If user cancels the ticket between 30-10 days</text:p>
        </text:list-item>
      </text:list>
      <text:p text:style-name="P17"><text:tab/>Refund 35% of amount.</text:p>
      <text:list text:style-name="LFO5" text:continue-numbering="true">
        <text:list-item>
          <text:p text:style-name="P18">If user cancels the ticket between 10-1 days</text:p>
        </text:list-item>
      </text:list>
      <text:p text:style-name="P19"><text:tab/>Refund 20% of amount.</text:p>
      <text:list text:style-name="LFO6" text:continue-numbering="true">
        <text:list-item>
          <text:p text:style-name="P20">User should get an email for successful cancellation.</text:p>
        </text:list-item>
      </text:list>
      <text:p text:style-name="P21"/>
      <text:p text:style-name="P22"><text:bookmark-start text:name="docs-internal-guid-17c0e20f-7fff-992c-3b"/><text:bookmark-end text:name="docs-internal-guid-17c0e20f-7fff-992c-3b"/><text:span text:style-name="T23">Question1</text:span><text:span text:style-name="T24">.</text:span><text:span text:style-name="T25"><text:s/>Groom th</text:span><text:span text:style-name="T26">e above user story and mention :-</text:span></text:p>
      <text:list text:style-name="LFO7" text:continue-numbering="true">
        <text:list-item>
          <text:p text:style-name="P27">Any clarification required in user story acceptance criteria.</text:p>
        </text:list-item>
        <text:list-item>
          <text:p text:style-name="P28">Any questions for the scope of the requirements.</text:p>
        </text:list-item>
      </text:list>
      <text:p text:style-name="P29"/>
      <text:p text:style-name="P30">Answer:</text:p>
      <text:list text:style-name="LFO8" text:continue-numbering="true">
        <text:list-item>
          <text:p text:style-name="P31">Where to place the button on the page is not given.</text:p>
        </text:list-item>
        <text:list-item>
          <text:p text:style-name="P32">What to do if the user doesn't have an email id.</text:p>
        </text:list-item>
        <text:list-item>
          <text:p text:style-name="P33">The user has booked the ticket via offline mode is he eligible for cancellation via online mode.</text:p>
        </text:list-item>
        <text:list-item>
          <text:p text:style-name="P34">What is the format of email which is sent after the ticket is successfully canceled.</text:p>
        </text:list-item>
        <text:list-item>
          <text:p text:style-name="P35">What if the cancellation step fails.</text:p>
        </text:list-item>
        <text:list-item>
          <text:p text:style-name="P36">What is the formula to calculate the refund amount.</text:p>
        </text:list-item>
        <text:list-item>
          <text:p text:style-name="P37">Refunded amount is sent to the users bank account or the user can collect cash from the counter.</text:p>
        </text:list-item>
        <text:list-item>
          <text:p text:style-name="P38">What if the user doesn't have a bank account.</text:p>
        </text:list-item>
        <text:list-item>
          <text:p text:style-name="P39">What if the train is canceled then how to refund the money.</text:p>
        </text:list-item>
        <text:list-item>
          <text:p text:style-name="P40">Is there any option for partial cancellation.</text:p>
        </text:list-item>
        <text:list-item>
          <text:p text:style-name="P41">If partial cancellation is possible then is the refund criteria is same or what.</text:p>
        </text:list-item>
        <text:list-item>
          <text:p text:style-name="P42">What if after the successful cancellation of ticket the email is<text:s/>not sent then what to do.</text:p>
        </text:list-item>
      </text:list>
      <text:p text:style-name="P43"><text:s/><text:tab/></text:p>
      <text:p text:style-name="P44"/>
      <text:p text:style-name="P45"><text:bookmark-start text:name="docs-internal-guid-15cf93d3-7fff-1ad8-82"/><text:bookmark-end text:name="docs-internal-guid-15cf93d3-7fff-1ad8-82"/><text:span text:style-name="T46">Question2.</text:span><text:span text:style-name="T47"><text:s/>Create all Test Coverage Scenarios for the above User Story.</text:span></text:p>
      <text:p text:style-name="P48"/>
      <text:p text:style-name="P49">Answer:</text:p>
      <text:p text:style-name="P50">POSITIVE TEST COVERAGE</text:p>
      <text:list text:style-name="LFO9" text:continue-numbering="true">
        <text:list-item>
          <text:p text:style-name="P51">The cancel button should be available for the valid dates only.</text:p>
        </text:list-item>
        <text:list-item>
          <text:p text:style-name="P52">The email is successfully sent to the user who has canceled the ticket.</text:p>
        </text:list-item>
        <text:list-item>
          <text:p text:style-name="P53">The refund amount is calculated properly and the result is precise.</text:p>
        </text:list-item>
      </text:list>
      <text:p text:style-name="P54"/>
      <text:p text:style-name="P55">NEGATIVE TEST COVERAGE</text:p>
      <text:list text:style-name="LFO10" text:continue-numbering="true">
        <text:list-item>
          <text:p text:style-name="P56">The button is not present for the date which is previous than the current date and on the current date the button is not present.</text:p>
        </text:list-item>
        <text:list-item>
          <text:p text:style-name="P57">The email is not<text:s/>sent after successful cancellation of the ticket.</text:p>
        </text:list-item>
        <text:list-item>
          <text:p text:style-name="P58">The refund amount is not calculated properly and is not accurate.<text:line-break/></text:p>
        </text:list-item>
      </text:list>
      <text:p text:style-name="P59"><text:bookmark-start text:name="docs-internal-guid-4c92bf82-7fff-36b3-b7"/><text:bookmark-end text:name="docs-internal-guid-4c92bf82-7fff-36b3-b7"/><text:span text:style-name="T60">Question3.</text:span><text:span text:style-name="T61"><text:s/>Create Test Cases for the Refund Amount calculations for above user story: .</text:span></text:p>
      <text:list text:style-name="LFO11" text:continue-numbering="true">
        <text:list-item>
          <text:p text:style-name="P62">Refund amount should be calculated as follows:</text:p>
        </text:list-item>
        <text:list-item>
          <text:p text:style-name="P63">If user cancels the ticket 60 days prior to journey date.</text:p>
        </text:list-item>
      </text:list>
      <text:p text:style-name="P64">Refund 70% of amount</text:p>
      <text:list text:style-name="LFO12" text:continue-numbering="true">
        <text:list-item>
          <text:p text:style-name="P65">If user cancels the ticket b/n 60-30 days prior to journey date</text:p>
        </text:list-item>
      </text:list>
      <text:p text:style-name="P66">Refund 50% of amount.</text:p>
      <text:list text:style-name="LFO13" text:continue-numbering="true">
        <text:list-item>
          <text:p text:style-name="P67">If user cancels the ticket between 30-10 days</text:p>
        </text:list-item>
      </text:list>
      <text:p text:style-name="P68">Refund 35% of amount.</text:p>
      <text:list text:style-name="LFO14" text:continue-numbering="true">
        <text:list-item>
          <text:p text:style-name="P69">If user cancels the ticket between 10-1 days</text:p>
        </text:list-item>
      </text:list>
      <text:p text:style-name="P70">Refund 20% of amount.</text:p>
      <text:p text:style-name="P71"/>
      <text:p text:style-name="P72">Answer: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Test Case Id</text:p>
          </table:table-cell>
          <table:table-cell table:style-name="TableCell84">
            <text:p text:style-name="P85">Test Scenario</text:p>
          </table:table-cell>
          <table:table-cell table:style-name="TableCell86">
            <text:p text:style-name="P87">Test Step</text:p>
          </table:table-cell>
          <table:table-cell table:style-name="TableCell88">
            <text:p text:style-name="P89">Test Data</text:p>
          </table:table-cell>
          <table:table-cell table:style-name="TableCell90">
            <text:p text:style-name="P91">Expected Result</text:p>
          </table:table-cell>
          <table:table-cell table:style-name="TableCell92">
            <text:p text:style-name="P93">Actual Result</text:p>
          </table:table-cell>
          <table:table-cell table:style-name="TableCell94">
            <text:p text:style-name="P95">Pass/Fail</text:p>
          </table:table-cell>
        </table:table-row>
        <text:soft-page-break/>
        <table:table-row table:style-name="TableRow96">
          <table:table-cell table:style-name="TableCell97">
            <text:p text:style-name="P98">TC#1 (+ve)</text:p>
          </table:table-cell>
          <table:table-cell table:style-name="TableCell99">
            <text:p text:style-name="P100">Checking for the visibility of cancel button for date which is not current date or previous than current<text:s/>date.</text:p>
          </table:table-cell>
          <table:table-cell table:style-name="TableCell101">
            <text:p text:style-name="P102">1. Go to the web page for canceling the ticket.</text:p>
            <text:p text:style-name="P103">2.Login with valid credentials.</text:p>
          </table:table-cell>
          <table:table-cell table:style-name="TableCell104">
            <text:p text:style-name="P105">Select the ticket which is to be canceled. <text:s/></text:p>
          </table:table-cell>
          <table:table-cell table:style-name="TableCell106">
            <text:p text:style-name="P107">The cancel button must be visible on the page.</text:p>
          </table:table-cell>
          <table:table-cell table:style-name="TableCell108">
            <text:p text:style-name="P109">As Expected.</text:p>
          </table:table-cell>
          <table:table-cell table:style-name="TableCell110">
            <text:p text:style-name="P111">Pass</text:p>
          </table:table-cell>
        </table:table-row>
        <table:table-row table:style-name="TableRow112">
          <table:table-cell table:style-name="TableCell113">
            <text:p text:style-name="P114">TC#2</text:p>
            <text:p text:style-name="P115">(+ve)</text:p>
          </table:table-cell>
          <table:table-cell table:style-name="TableCell116">
            <text:p text:style-name="P117">Checking for email which is sent after the<text:s/>successful cancellation of the ticket.</text:p>
          </table:table-cell>
          <table:table-cell table:style-name="TableCell118">
            <text:p text:style-name="P119">1. Go to the web page for canceling the ticket.</text:p>
            <text:p text:style-name="P120">2. Login with valid credentials.</text:p>
            <text:p text:style-name="P121">3. Select the ticket which is to be canceled.</text:p>
            <text:p text:style-name="P122">4. Calculate the number of days left for traveling.</text:p>
          </table:table-cell>
          <table:table-cell table:style-name="TableCell123">
            <text:p text:style-name="P124">Every step worked properly and we get<text:s/>a success response after which email service is called or invoked.</text:p>
          </table:table-cell>
          <table:table-cell table:style-name="TableCell125">
            <text:p text:style-name="P126">The mail must be sent to the user's registered mail id after successfully receiving the success response.</text:p>
          </table:table-cell>
          <table:table-cell table:style-name="TableCell127">
            <text:p text:style-name="P128">As Expected</text:p>
          </table:table-cell>
          <table:table-cell table:style-name="TableCell129">
            <text:p text:style-name="P130">Pass</text:p>
          </table:table-cell>
        </table:table-row>
        <table:table-row table:style-name="TableRow131">
          <table:table-cell table:style-name="TableCell132">
            <text:p text:style-name="P133">TC#3</text:p>
            <text:p text:style-name="P134">(+ve)</text:p>
          </table:table-cell>
          <table:table-cell table:style-name="TableCell135">
            <text:p text:style-name="P136">Checking the cancel button which must not be shown for<text:s/>the current date.</text:p>
          </table:table-cell>
          <table:table-cell table:style-name="TableCell137">
            <text:p text:style-name="P138">1. Go to the web page for canceling the ticket.</text:p>
            <text:p text:style-name="P139">2.Login with valid credentials</text:p>
          </table:table-cell>
          <table:table-cell table:style-name="TableCell140">
            <text:p text:style-name="P141">Select the ticket which is to be canceled having the date as the current date.</text:p>
          </table:table-cell>
          <table:table-cell table:style-name="TableCell142">
            <text:p text:style-name="P143">The cancel button must not be visible on the page.</text:p>
          </table:table-cell>
          <table:table-cell table:style-name="TableCell144">
            <text:p text:style-name="P145">As Expected</text:p>
          </table:table-cell>
          <table:table-cell table:style-name="TableCell146">
            <text:p text:style-name="P147">Pass</text:p>
          </table:table-cell>
        </table:table-row>
        <table:table-row table:style-name="TableRow148">
          <table:table-cell table:style-name="TableCell149">
            <text:p text:style-name="P150">TC#4</text:p>
            <text:p text:style-name="P151">(+ve)</text:p>
          </table:table-cell>
          <table:table-cell table:style-name="TableCell152">
            <text:p text:style-name="P153">Checking the cancel button which must not be<text:s/><text:soft-page-break/>shown for the tickets whose journey date is previous than the current date.</text:p>
          </table:table-cell>
          <table:table-cell table:style-name="TableCell154">
            <text:p text:style-name="P155">1. Go to the web page for<text:s/><text:soft-page-break/>canceling the ticket.</text:p>
            <text:p text:style-name="P156">2.Login with valid credentials</text:p>
          </table:table-cell>
          <table:table-cell table:style-name="TableCell157">
            <text:p text:style-name="P158">Select the ticket which is to be<text:s/><text:soft-page-break/>canceled having the journey date <text:s/>previous than the current date.</text:p>
          </table:table-cell>
          <table:table-cell table:style-name="TableCell159">
            <text:p text:style-name="P160">The cancel button must not be<text:s/><text:soft-page-break/>visible on the page.</text:p>
          </table:table-cell>
          <table:table-cell table:style-name="TableCell161">
            <text:p text:style-name="P162">As Expected</text:p>
          </table:table-cell>
          <table:table-cell table:style-name="TableCell163">
            <text:p text:style-name="P164">Pass</text:p>
          </table:table-cell>
        </table:table-row>
        <text:soft-page-break/>
        <table:table-row table:style-name="TableRow165">
          <table:table-cell table:style-name="TableCell166">
            <text:p text:style-name="P167">TC#5 (-ve)</text:p>
          </table:table-cell>
          <table:table-cell table:style-name="TableCell168">
            <text:p text:style-name="P169">Checking for the visibility of cancel button for date which is not current date or previous than current date.</text:p>
          </table:table-cell>
          <table:table-cell table:style-name="TableCell170">
            <text:p text:style-name="P171">1. Go to the web<text:s/>page for canceling the ticket.</text:p>
            <text:p text:style-name="P172">2.Login with valid credentials.</text:p>
          </table:table-cell>
          <table:table-cell table:style-name="TableCell173">
            <text:p text:style-name="P174">Select the ticket which is to be canceled. <text:s/></text:p>
          </table:table-cell>
          <table:table-cell table:style-name="TableCell175">
            <text:p text:style-name="P176">The cancel button is not visible on the page.</text:p>
          </table:table-cell>
          <table:table-cell table:style-name="TableCell177">
            <text:p text:style-name="P178">The button must be visible.</text:p>
          </table:table-cell>
          <table:table-cell table:style-name="TableCell179">
            <text:p text:style-name="P180">Fail</text:p>
          </table:table-cell>
        </table:table-row>
        <table:table-row table:style-name="TableRow181">
          <table:table-cell table:style-name="TableCell182">
            <text:p text:style-name="P183">TC#6</text:p>
            <text:p text:style-name="P184">(-ve)</text:p>
          </table:table-cell>
          <table:table-cell table:style-name="TableCell185">
            <text:p text:style-name="P186">Checking for email which is sent after the successful cancellation of the ticket.</text:p>
          </table:table-cell>
          <table:table-cell table:style-name="TableCell187">
            <text:p text:style-name="P188">1. Go to the web page for canceling the ticket.</text:p>
            <text:p text:style-name="P189">2. Login with valid credentials.</text:p>
            <text:p text:style-name="P190">3. Select the ticket which is to be canceled.</text:p>
            <text:p text:style-name="P191">4. Calculate the number of days left for traveling.</text:p>
          </table:table-cell>
          <table:table-cell table:style-name="TableCell192">
            <text:p text:style-name="P193">Every step worked properly and we get a success<text:s/>response after which email service is called or invoked.</text:p>
          </table:table-cell>
          <table:table-cell table:style-name="TableCell194">
            <text:p text:style-name="P195">The mail is not sent to the user's registered mail id after successfully receiving the success response.</text:p>
          </table:table-cell>
          <table:table-cell table:style-name="TableCell196">
            <text:p text:style-name="P197">The mail must be sent to the user's registered id.</text:p>
          </table:table-cell>
          <table:table-cell table:style-name="TableCell198">
            <text:p text:style-name="P199">Fail</text:p>
          </table:table-cell>
        </table:table-row>
        <table:table-row table:style-name="TableRow200">
          <table:table-cell table:style-name="TableCell201">
            <text:p text:style-name="P202">TC#7</text:p>
            <text:p text:style-name="P203">(+ve)</text:p>
          </table:table-cell>
          <table:table-cell table:style-name="TableCell204">
            <text:p text:style-name="P205">Checking the refund amount<text:s/>if user cancels the ticket 60 days prior<text:s/><text:soft-page-break/>to journey date.</text:p>
          </table:table-cell>
          <table:table-cell table:style-name="TableCell206">
            <text:p text:style-name="P207">1. Go to the web page for canceling<text:s/><text:soft-page-break/>the ticket.</text:p>
            <text:p text:style-name="P208">2. Login with valid credentials.</text:p>
            <text:p text:style-name="P209">3. Select the ticket which is to be canceled.</text:p>
            <text:p text:style-name="P210">4. Calculate the number of days left for traveling.</text:p>
          </table:table-cell>
          <table:table-cell table:style-name="TableCell211">
            <text:p text:style-name="P212">The number of<text:s/>days left before the date of<text:s/><text:soft-page-break/>journey.</text:p>
          </table:table-cell>
          <table:table-cell table:style-name="TableCell213">
            <text:p text:style-name="P214"><text:bookmark-start text:name="docs-internal-guid-6baf9f07-7fff-0d10-a5"/><text:bookmark-end text:name="docs-internal-guid-6baf9f07-7fff-0d10-a5"/><text:soft-page-break/>Refund 70% of amount</text:p>
          </table:table-cell>
          <table:table-cell table:style-name="TableCell215">
            <text:p text:style-name="P216">As Expected</text:p>
          </table:table-cell>
          <table:table-cell table:style-name="TableCell217">
            <text:p text:style-name="P218">Pass.</text:p>
          </table:table-cell>
        </table:table-row>
        <text:soft-page-break/>
        <table:table-row table:style-name="TableRow219">
          <table:table-cell table:style-name="TableCell220">
            <text:p text:style-name="P221">TC#8</text:p>
            <text:p text:style-name="P222">(+ve)</text:p>
          </table:table-cell>
          <table:table-cell table:style-name="TableCell223">
            <text:p text:style-name="P224">Checking the refund amount if user cancels the ticket between 60-30 days prior to journey date.</text:p>
          </table:table-cell>
          <table:table-cell table:style-name="TableCell225">
            <text:p text:style-name="P226">1. Go to the web page for canceling the ticket.</text:p>
            <text:p text:style-name="P227">2. Login with valid credentials.</text:p>
            <text:p text:style-name="P228">3. Select the ticket which is to be canceled.</text:p>
            <text:p text:style-name="P229">4. Calculate the number of days left for traveling.</text:p>
          </table:table-cell>
          <table:table-cell table:style-name="TableCell230">
            <text:p text:style-name="P231">The number of days left before the date of journey.</text:p>
          </table:table-cell>
          <table:table-cell table:style-name="TableCell232">
            <text:p text:style-name="P233">Refund 50% of the amount.</text:p>
          </table:table-cell>
          <table:table-cell table:style-name="TableCell234">
            <text:p text:style-name="P235">As Expected</text:p>
          </table:table-cell>
          <table:table-cell table:style-name="TableCell236">
            <text:p text:style-name="P237">Pass</text:p>
          </table:table-cell>
        </table:table-row>
        <table:table-row table:style-name="TableRow238">
          <table:table-cell table:style-name="TableCell239">
            <text:p text:style-name="P240">TC#9</text:p>
            <text:p text:style-name="P241">(+ve)</text:p>
          </table:table-cell>
          <table:table-cell table:style-name="TableCell242">
            <text:p text:style-name="P243">Checking the refund amount if user<text:s/>cancels the ticket between 30-10 days prior to journey date.</text:p>
          </table:table-cell>
          <table:table-cell table:style-name="TableCell244">
            <text:p text:style-name="P245">1. Go to the web page for canceling the ticket.</text:p>
            <text:p text:style-name="P246">2. Login with valid<text:s/><text:soft-page-break/>credentials.</text:p>
            <text:p text:style-name="P247">3. Select the ticket which is to be canceled.</text:p>
            <text:p text:style-name="P248">4. Calculate the number of days left for traveling.</text:p>
          </table:table-cell>
          <table:table-cell table:style-name="TableCell249">
            <text:p text:style-name="P250">The number of days left before the date of journey.</text:p>
          </table:table-cell>
          <table:table-cell table:style-name="TableCell251">
            <text:p text:style-name="P252">Refund 35% of the amount.</text:p>
          </table:table-cell>
          <table:table-cell table:style-name="TableCell253">
            <text:p text:style-name="P254">As Expected</text:p>
          </table:table-cell>
          <table:table-cell table:style-name="TableCell255">
            <text:p text:style-name="P256">Pass</text:p>
          </table:table-cell>
        </table:table-row>
        <text:soft-page-break/>
        <table:table-row table:style-name="TableRow257">
          <table:table-cell table:style-name="TableCell258">
            <text:p text:style-name="P259">TC#10</text:p>
            <text:p text:style-name="P260">(+ve)</text:p>
          </table:table-cell>
          <table:table-cell table:style-name="TableCell261">
            <text:p text:style-name="P262">Checking the refund amount if user cancels the ticket between 10-1 days prior to journey date.</text:p>
          </table:table-cell>
          <table:table-cell table:style-name="TableCell263">
            <text:p text:style-name="P264">1. Go to the web page for canceling the ticket.</text:p>
            <text:p text:style-name="P265">2. Login with valid<text:s/>credentials.</text:p>
            <text:p text:style-name="P266">3. Select the ticket which is to be canceled.</text:p>
            <text:p text:style-name="P267">4. Calculate the number of days left for traveling.</text:p>
          </table:table-cell>
          <table:table-cell table:style-name="TableCell268">
            <text:p text:style-name="P269">The number of days left before the date of journey.</text:p>
          </table:table-cell>
          <table:table-cell table:style-name="TableCell270">
            <text:p text:style-name="P271">Refund 20% of the amount.</text:p>
          </table:table-cell>
          <table:table-cell table:style-name="TableCell272">
            <text:p text:style-name="P273">As Expected</text:p>
          </table:table-cell>
          <table:table-cell table:style-name="TableCell274">
            <text:p text:style-name="P275">Pass</text:p>
          </table:table-cell>
        </table:table-row>
        <table:table-row table:style-name="TableRow276">
          <table:table-cell table:style-name="TableCell277">
            <text:p text:style-name="P278">TC#11</text:p>
            <text:p text:style-name="P279">(-ve)</text:p>
          </table:table-cell>
          <table:table-cell table:style-name="TableCell280">
            <text:p text:style-name="P281">Checking the refund amount if user<text:s/>cancels the ticket between 10-1 days prior to journey date.</text:p>
          </table:table-cell>
          <table:table-cell table:style-name="TableCell282">
            <text:p text:style-name="P283">1. Go to the web page for canceling the ticket.</text:p>
            <text:p text:style-name="P284">2. Login with valid credentials.</text:p>
            <text:p text:style-name="P285">3. Select the ticket which<text:s/><text:soft-page-break/>is to be canceled.</text:p>
            <text:p text:style-name="P286">4. Calculate the number of days left for traveling.</text:p>
          </table:table-cell>
          <table:table-cell table:style-name="TableCell287">
            <text:p text:style-name="P288">The number of days left before the date of journey.</text:p>
          </table:table-cell>
          <table:table-cell table:style-name="TableCell289">
            <text:p text:style-name="P290">Refund 25% of the amount.</text:p>
          </table:table-cell>
          <table:table-cell table:style-name="TableCell291">
            <text:p text:style-name="P292">Refund amount must be 20%.</text:p>
          </table:table-cell>
          <table:table-cell table:style-name="TableCell293">
            <text:p text:style-name="P294">Fail.</text:p>
          </table:table-cell>
        </table:table-row>
      </table:table>
      <text:p text:style-name="P295"/>
      <text:p text:style-name="P296"><text:span text:style-name="T297"><text:line-break/></text:span><text:bookmark-start text:name="docs-internal-guid-74cba981-7fff-8b65-d1"/><text:bookmark-end text:name="docs-internal-guid-74cba981-7fff-8b65-d1"/><text:span text:style-name="T298">Q</text:span><text:span text:style-name="T299">uestion4.<text:s/></text:span><text:span text:style-name="T300">For our use case:</text:span></text:p>
      <text:list text:style-name="LFO15" text:continue-numbering="true">
        <text:list-item>
          <text:p text:style-name="P301">Use boundary Value analysis technique and provide the set of data which you will take for testing.</text:p>
        </text:list-item>
        <text:list-item>
          <text:p text:style-name="P302">Use equivalence<text:s/>partitioning technique and create test data which you will use for testing.<text:line-break/></text:p>
        </text:list-item>
      </text:list>
      <text:p text:style-name="P303">Answer 4.<text:s/>1</text:p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Boundary Value Analysis ID</text:p>
          </table:table-cell>
          <table:table-cell table:style-name="TableCell312">
            <text:p text:style-name="P313">Test Scenario</text:p>
          </table:table-cell>
          <table:table-cell table:style-name="TableCell314">
            <text:p text:style-name="P315">Test Data</text:p>
          </table:table-cell>
          <table:table-cell table:style-name="TableCell316">
            <text:p text:style-name="P317">Expected Result</text:p>
          </table:table-cell>
        </table:table-row>
        <table:table-row table:style-name="TableRow318">
          <table:table-cell table:style-name="TableCell319" table:number-rows-spanned="2">
            <text:p text:style-name="P320">BVA#1 (+ve)</text:p>
          </table:table-cell>
          <table:table-cell table:style-name="TableCell321" table:number-rows-spanned="2">
            <text:p text:style-name="P322">The journey date is more than or equal to 60.</text:p>
          </table:table-cell>
          <table:table-cell table:style-name="TableCell323">
            <text:p text:style-name="P324">The journey date is equal to exactly 60 days.</text:p>
          </table:table-cell>
          <table:table-cell table:style-name="TableCell325" table:number-rows-spanned="2">
            <text:p text:style-name="P326">Refund 70% of the amount.</text:p>
          </table:table-cell>
        </table:table-row>
        <table:table-row table:style-name="TableRow327">
          <table:covered-table-cell>
            <text:p text:style-name="P328"/>
          </table:covered-table-cell>
          <table:covered-table-cell>
            <text:p text:style-name="P329"/>
          </table:covered-table-cell>
          <table:table-cell table:style-name="TableCell330">
            <text:p text:style-name="P331">The journey date is more than 60 days but not 60.</text:p>
          </table:table-cell>
          <table:covered-table-cell>
            <text:p text:style-name="P332"/>
          </table:covered-table-cell>
        </table:table-row>
        <table:table-row table:style-name="TableRow333">
          <table:table-cell table:style-name="TableCell334" table:number-rows-spanned="2">
            <text:p text:style-name="P335">BVA#2 (+ve)</text:p>
          </table:table-cell>
          <table:table-cell table:style-name="TableCell336" table:number-rows-spanned="2">
            <text:p text:style-name="P337">The journey date is less than 60 and is more than equal to 30 days.</text:p>
          </table:table-cell>
          <table:table-cell table:style-name="TableCell338">
            <text:p text:style-name="P339">The journey date is <text:s/>exactly 30 days.</text:p>
          </table:table-cell>
          <table:table-cell table:style-name="TableCell340" table:number-rows-spanned="2">
            <text:p text:style-name="P341">Refund 50% of the amount.</text:p>
          </table:table-cell>
        </table:table-row>
        <table:table-row table:style-name="TableRow342">
          <table:covered-table-cell>
            <text:p text:style-name="P343"/>
          </table:covered-table-cell>
          <table:covered-table-cell>
            <text:p text:style-name="P344"/>
          </table:covered-table-cell>
          <table:table-cell table:style-name="TableCell345">
            <text:p text:style-name="P346">The journey date is less than 60 days and more than 30 days but not 30 and 60.</text:p>
          </table:table-cell>
          <table:covered-table-cell>
            <text:p text:style-name="P347"/>
          </table:covered-table-cell>
        </table:table-row>
        <table:table-row table:style-name="TableRow348">
          <table:table-cell table:style-name="TableCell349" table:number-rows-spanned="2">
            <text:p text:style-name="P350">BVA#3 (+ve)</text:p>
          </table:table-cell>
          <table:table-cell table:style-name="TableCell351" table:number-rows-spanned="2">
            <text:p text:style-name="P352">The journey date is less than 30 and is more than equal to 10 days.</text:p>
          </table:table-cell>
          <table:table-cell table:style-name="TableCell353">
            <text:p text:style-name="P354">The journey date is more than 30 and less than 10 but not 30 and 10.</text:p>
          </table:table-cell>
          <table:table-cell table:style-name="TableCell355" table:number-rows-spanned="2">
            <text:p text:style-name="P356">Refund 35% of the amount.</text:p>
          </table:table-cell>
        </table:table-row>
        <table:table-row table:style-name="TableRow357">
          <table:covered-table-cell>
            <text:p text:style-name="P358"/>
          </table:covered-table-cell>
          <table:covered-table-cell>
            <text:p text:style-name="P359"/>
          </table:covered-table-cell>
          <table:table-cell table:style-name="TableCell360">
            <text:p text:style-name="P361">The journey date<text:s/><text:soft-page-break/>is exactly equal to 10.</text:p>
          </table:table-cell>
          <table:covered-table-cell>
            <text:p text:style-name="P362"/>
          </table:covered-table-cell>
        </table:table-row>
        <text:soft-page-break/>
        <table:table-row table:style-name="TableRow363">
          <table:table-cell table:style-name="TableCell364" table:number-rows-spanned="2">
            <text:p text:style-name="P365">BVA#4 (+ve)</text:p>
          </table:table-cell>
          <table:table-cell table:style-name="TableCell366" table:number-rows-spanned="2">
            <text:p text:style-name="P367">The journey date is less than 10 and more than equal to 1 day.</text:p>
          </table:table-cell>
          <table:table-cell table:style-name="TableCell368">
            <text:p text:style-name="P369">The journey date is more than 1 and less than 10 but not 1 and 10.</text:p>
          </table:table-cell>
          <table:table-cell table:style-name="TableCell370" table:number-rows-spanned="2">
            <text:p text:style-name="P371">Refund 20% of the amount.</text:p>
          </table:table-cell>
        </table:table-row>
        <table:table-row table:style-name="TableRow372">
          <table:covered-table-cell>
            <text:p text:style-name="P373"/>
          </table:covered-table-cell>
          <table:covered-table-cell>
            <text:p text:style-name="P374"/>
          </table:covered-table-cell>
          <table:table-cell table:style-name="TableCell375">
            <text:p text:style-name="P376">The journey date is <text:s/>exactly equal to 1.</text:p>
          </table:table-cell>
          <table:covered-table-cell>
            <text:p text:style-name="P377"/>
          </table:covered-table-cell>
        </table:table-row>
        <table:table-row table:style-name="TableRow378">
          <table:table-cell table:style-name="TableCell379" table:number-rows-spanned="2">
            <text:p text:style-name="P380">BVA#5 (-ve)</text:p>
          </table:table-cell>
          <table:table-cell table:style-name="TableCell381" table:number-rows-spanned="2">
            <text:p text:style-name="P382">The journey date is current or previous than the current journey date.</text:p>
          </table:table-cell>
          <table:table-cell table:style-name="TableCell383">
            <text:p text:style-name="P384">The journey date is the current date</text:p>
          </table:table-cell>
          <table:table-cell table:style-name="TableCell385" table:number-rows-spanned="2">
            <text:p text:style-name="P386">The cancel button must not be visible on the page in this scenario.</text:p>
          </table:table-cell>
        </table:table-row>
        <table:table-row table:style-name="TableRow387">
          <table:covered-table-cell>
            <text:p text:style-name="P388"/>
          </table:covered-table-cell>
          <table:covered-table-cell>
            <text:p text:style-name="P389"/>
          </table:covered-table-cell>
          <table:table-cell table:style-name="TableCell390">
            <text:p text:style-name="P391">The journey date is previous than the current date of journey.</text:p>
          </table:table-cell>
          <table:covered-table-cell>
            <text:p text:style-name="P392"/>
          </table:covered-table-cell>
        </table:table-row>
      </table:table>
      <text:p text:style-name="P393"/>
      <text:p text:style-name="P394">Answer: 4.1</text:p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>Equivalence Partitioning ID</text:p>
          </table:table-cell>
          <table:table-cell table:style-name="TableCell402">
            <text:p text:style-name="P403">Test Data</text:p>
          </table:table-cell>
          <table:table-cell table:style-name="TableCell404">
            <text:p text:style-name="P405">Expected Result</text:p>
          </table:table-cell>
        </table:table-row>
        <table:table-row table:style-name="TableRow406">
          <table:table-cell table:style-name="TableCell407">
            <text:p text:style-name="P408">EP#1 (Invalid)</text:p>
          </table:table-cell>
          <table:table-cell table:style-name="TableCell409">
            <text:p text:style-name="P410">Current date or previous than the current journey date</text:p>
          </table:table-cell>
          <table:table-cell table:style-name="TableCell411">
            <text:p text:style-name="P412">The cancel button must not be visible on the page.</text:p>
          </table:table-cell>
        </table:table-row>
        <table:table-row table:style-name="TableRow413">
          <table:table-cell table:style-name="TableCell414">
            <text:p text:style-name="P415">EP#2 (Valid)</text:p>
          </table:table-cell>
          <table:table-cell table:style-name="TableCell416">
            <text:p text:style-name="P417">The journey date is more than or equal to 60.</text:p>
          </table:table-cell>
          <table:table-cell table:style-name="TableCell418">
            <text:p text:style-name="P419">Refund 70% of the amount.</text:p>
          </table:table-cell>
        </table:table-row>
        <table:table-row table:style-name="TableRow420">
          <table:table-cell table:style-name="TableCell421">
            <text:p text:style-name="P422">EP#3 (Valid)</text:p>
          </table:table-cell>
          <table:table-cell table:style-name="TableCell423">
            <text:p text:style-name="P424">The journey date is less than 60 and is more than equal to 30 days.</text:p>
          </table:table-cell>
          <table:table-cell table:style-name="TableCell425">
            <text:p text:style-name="P426">Refund 50% of the amount.</text:p>
          </table:table-cell>
        </table:table-row>
        <table:table-row table:style-name="TableRow427">
          <table:table-cell table:style-name="TableCell428">
            <text:p text:style-name="P429">EP#4 (Valid)</text:p>
          </table:table-cell>
          <table:table-cell table:style-name="TableCell430">
            <text:p text:style-name="P431">The journey date is less than 30 and is more than equal to 10 days.</text:p>
          </table:table-cell>
          <table:table-cell table:style-name="TableCell432">
            <text:p text:style-name="P433">Refund 35% of the amount.</text:p>
          </table:table-cell>
        </table:table-row>
        <table:table-row table:style-name="TableRow434">
          <table:table-cell table:style-name="TableCell435">
            <text:p text:style-name="P436">EP#5 (Valid)</text:p>
          </table:table-cell>
          <table:table-cell table:style-name="TableCell437">
            <text:p text:style-name="P438">The journey date is less than 10 and is more than equal to 1 day.</text:p>
          </table:table-cell>
          <table:table-cell table:style-name="TableCell439">
            <text:p text:style-name="P440">Refund 20% of the amount.</text:p>
          </table:table-cell>
        </table:table-row>
      </table:table>
      <text:p text:style-name="P441"/>
      <text:p text:style-name="P442"/>
      <text:p text:style-name="P443"/>
      <text:p text:style-name="P444"><text:span text:style-name="T445">Question 2</text:span></text:p>
      <text:p text:style-name="P446"/>
      <text:p text:style-name="P447">Create a decision Table for the following scenario:-</text:p>
      <text:p text:style-name="P448">Company ABC sells goods to wholesale and retail outlets. The company encourages both wholesale and retail customers to pay cash on delivery by offering a two percent discount for this method of payment. Wholesale customers receive an additional two percent discount on all orders. Another two percent</text:p>
      <text:p text:style-name="P449">discount is given on orders of 50 or more units to both types of customers. Each column represents a certain type of order.</text:p>
      <text:p text:style-name="P450"><text:span text:style-name="T451"><text:line-break/></text:span><text:span text:style-name="T452">Answer:</text:span></text:p>
      <text:p text:style-name="P453">We have following information:</text:p>
      <text:p text:style-name="P454">Two type of Customer: wholesaler and retailer.</text:p>
      <text:p text:style-name="P455">2% discount to those who pay cash on delivery.</text:p>
      <text:p text:style-name="P456">Additional 2% discount for the wholesaler.</text:p>
      <text:p text:style-name="P457">2% of discount who buy more than 50 units.</text:p>
      <text:p text:style-name="P458"/>
      <text:p text:style-name="P459"/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P468">Customer Type</text:p>
          </table:table-cell>
          <table:table-cell table:style-name="TableCell469">
            <text:p text:style-name="P470">Additional Discount</text:p>
          </table:table-cell>
          <table:table-cell table:style-name="TableCell471">
            <text:p text:style-name="P472">Cash on Delivery</text:p>
          </table:table-cell>
          <table:table-cell table:style-name="TableCell473">
            <text:p text:style-name="P474">Number of<text:s/>unit &gt; 50 or not</text:p>
          </table:table-cell>
          <table:table-cell table:style-name="TableCell475">
            <text:p text:style-name="P476">Expected Result</text:p>
          </table:table-cell>
        </table:table-row>
        <table:table-row table:style-name="TableRow477">
          <table:table-cell table:style-name="TableCell478">
            <text:p text:style-name="P479">Wholesaler</text:p>
          </table:table-cell>
          <table:table-cell table:style-name="TableCell480">
            <text:p text:style-name="P481">TRUE</text:p>
          </table:table-cell>
          <table:table-cell table:style-name="TableCell482">
            <text:p text:style-name="P483">YES</text:p>
          </table:table-cell>
          <table:table-cell table:style-name="TableCell484">
            <text:p text:style-name="P485">YES</text:p>
          </table:table-cell>
          <table:table-cell table:style-name="TableCell486">
            <text:p text:style-name="P487">6% Discount</text:p>
          </table:table-cell>
        </table:table-row>
        <table:table-row table:style-name="TableRow488">
          <table:table-cell table:style-name="TableCell489">
            <text:p text:style-name="P490">Wholesaler</text:p>
          </table:table-cell>
          <table:table-cell table:style-name="TableCell491">
            <text:p text:style-name="P492">TRUE</text:p>
          </table:table-cell>
          <table:table-cell table:style-name="TableCell493">
            <text:p text:style-name="P494">YES</text:p>
          </table:table-cell>
          <table:table-cell table:style-name="TableCell495">
            <text:p text:style-name="P496">NO</text:p>
          </table:table-cell>
          <table:table-cell table:style-name="TableCell497">
            <text:p text:style-name="P498">4% Discount</text:p>
          </table:table-cell>
        </table:table-row>
        <table:table-row table:style-name="TableRow499">
          <table:table-cell table:style-name="TableCell500">
            <text:p text:style-name="P501">Wholesaler</text:p>
          </table:table-cell>
          <table:table-cell table:style-name="TableCell502">
            <text:p text:style-name="P503">TRUE</text:p>
          </table:table-cell>
          <table:table-cell table:style-name="TableCell504">
            <text:p text:style-name="P505">NO</text:p>
          </table:table-cell>
          <table:table-cell table:style-name="TableCell506">
            <text:p text:style-name="P507">YES</text:p>
          </table:table-cell>
          <table:table-cell table:style-name="TableCell508">
            <text:p text:style-name="P509">4% Discount</text:p>
          </table:table-cell>
        </table:table-row>
        <table:table-row table:style-name="TableRow510">
          <table:table-cell table:style-name="TableCell511">
            <text:p text:style-name="P512">Wholesaler</text:p>
          </table:table-cell>
          <table:table-cell table:style-name="TableCell513">
            <text:p text:style-name="P514">TRUE</text:p>
          </table:table-cell>
          <table:table-cell table:style-name="TableCell515">
            <text:p text:style-name="P516">NO</text:p>
          </table:table-cell>
          <table:table-cell table:style-name="TableCell517">
            <text:p text:style-name="P518">NO</text:p>
          </table:table-cell>
          <table:table-cell table:style-name="TableCell519">
            <text:p text:style-name="P520">2% Discount</text:p>
          </table:table-cell>
        </table:table-row>
        <table:table-row table:style-name="TableRow521">
          <table:table-cell table:style-name="TableCell522">
            <text:p text:style-name="P523">Retailer</text:p>
          </table:table-cell>
          <table:table-cell table:style-name="TableCell524">
            <text:p text:style-name="P525">FALSE</text:p>
          </table:table-cell>
          <table:table-cell table:style-name="TableCell526">
            <text:p text:style-name="P527">YES</text:p>
          </table:table-cell>
          <table:table-cell table:style-name="TableCell528">
            <text:p text:style-name="P529">YES</text:p>
          </table:table-cell>
          <table:table-cell table:style-name="TableCell530">
            <text:p text:style-name="P531">4% Discount</text:p>
          </table:table-cell>
        </table:table-row>
        <table:table-row table:style-name="TableRow532">
          <table:table-cell table:style-name="TableCell533">
            <text:p text:style-name="P534">Retailer</text:p>
          </table:table-cell>
          <table:table-cell table:style-name="TableCell535">
            <text:p text:style-name="P536">FALSE</text:p>
          </table:table-cell>
          <table:table-cell table:style-name="TableCell537">
            <text:p text:style-name="P538">YES</text:p>
          </table:table-cell>
          <table:table-cell table:style-name="TableCell539">
            <text:p text:style-name="P540">NO</text:p>
          </table:table-cell>
          <table:table-cell table:style-name="TableCell541">
            <text:p text:style-name="P542">2% Discount</text:p>
          </table:table-cell>
        </table:table-row>
        <table:table-row table:style-name="TableRow543">
          <table:table-cell table:style-name="TableCell544">
            <text:p text:style-name="P545">Retailer</text:p>
          </table:table-cell>
          <table:table-cell table:style-name="TableCell546">
            <text:p text:style-name="P547">FALSE</text:p>
          </table:table-cell>
          <table:table-cell table:style-name="TableCell548">
            <text:p text:style-name="P549">NO</text:p>
          </table:table-cell>
          <table:table-cell table:style-name="TableCell550">
            <text:p text:style-name="P551">YES</text:p>
          </table:table-cell>
          <table:table-cell table:style-name="TableCell552">
            <text:p text:style-name="P553">2% Discount</text:p>
          </table:table-cell>
        </table:table-row>
        <table:table-row table:style-name="TableRow554">
          <table:table-cell table:style-name="TableCell555">
            <text:p text:style-name="P556">Retailer</text:p>
          </table:table-cell>
          <table:table-cell table:style-name="TableCell557">
            <text:p text:style-name="P558">FALSE</text:p>
          </table:table-cell>
          <table:table-cell table:style-name="TableCell559">
            <text:p text:style-name="P560">NO</text:p>
          </table:table-cell>
          <table:table-cell table:style-name="TableCell561">
            <text:p text:style-name="P562">NO</text:p>
          </table:table-cell>
          <table:table-cell table:style-name="TableCell563">
            <text:p text:style-name="P564">No Discount</text:p>
          </table:table-cell>
        </table:table-row>
      </table:table>
      <text:p text:style-name="P5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icrosoft Sans Serif" svg:font-family="Microsoft Sans Serif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3854in" fo:margin-left="0.302in" fo:margin-bottom="0.3645in" fo:margin-right="0.2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bbar's</meta:initial-creator>
    <dc:creator>Babbar's</dc:creator>
    <meta:creation-date>2018-10-15T16:05:00Z</meta:creation-date>
    <dc:date>2019-10-31T04:28:00Z</dc:date>
    <meta:template xlink:href="Normal" xlink:type="simple"/>
    <meta:editing-cycles>1</meta:editing-cycles>
    <meta:editing-duration>PT16980S</meta:editing-duration>
    <meta:document-statistic meta:page-count="9" meta:paragraph-count="20" meta:word-count="1530" meta:character-count="10233" meta:row-count="72" meta:non-whitespace-character-count="8723"/>
  </office:meta>
</office:document-meta>
</file>